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DejaVu Sans Mono1" svg:font-family="'DejaVu Sans Mono'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fo:min-height="0.661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66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96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085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744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86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74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92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1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8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852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Standard-title">
      <style:graphic-properties draw:fill-color="#ffffff" fo:min-height="3.023cm"/>
    </style:style>
    <style:style style:name="pr6" style:family="presentation" style:parent-style-name="Standard-outline1">
      <style:graphic-properties draw:fill-color="#ffffff" fo:min-height="14.825cm"/>
    </style:style>
    <style:style style:name="pr7" style:family="presentation" style:parent-style-name="Standard-notes">
      <style:graphic-properties draw:fill-color="#ffffff" fo:min-height="12.539cm"/>
    </style:style>
    <style:style style:name="pr8" style:family="presentation" style:parent-style-name="Standard-title">
      <style:graphic-properties draw:fill-color="#ffffff" draw:auto-grow-height="true" fo:min-height="3.18cm"/>
    </style:style>
    <style:style style:name="pr9" style:family="presentation" style:parent-style-name="Standard-outline1">
      <style:graphic-properties draw:fill-color="#ffffff" fo:min-height="9.478cm"/>
    </style:style>
    <style:style style:name="pr10" style:family="presentation" style:parent-style-name="Standard-title">
      <style:graphic-properties draw:fill-color="#ffffff" fo:min-height="2.5cm"/>
    </style:style>
    <style:style style:name="pr11" style:family="presentation" style:parent-style-name="Standard-title">
      <style:graphic-properties draw:fill-color="#ffffff" draw:auto-grow-height="true" fo:min-height="2.241cm"/>
    </style:style>
    <style:style style:name="pr12" style:family="presentation" style:parent-style-name="Standard-outline1">
      <style:graphic-properties draw:fill-color="#ffffff" fo:min-height="12.978cm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4" style:family="presentation" style:parent-style-name="Standard-outline1" style:list-style-name="L5">
      <style:graphic-properties draw:fill-color="#ffffff" fo:min-height="14.825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3" fo:font-size="28pt" fo:text-shadow="1pt 1pt" fo:font-weight="bold" style:font-name-asian="Arial3" style:font-size-asian="28pt" style:font-weight-asian="bold" style:font-name-complex="Arial3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85%" fo:text-indent="0cm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.948cm" fo:margin-right="0cm" fo:text-indent="0cm" style:writing-mode="lr-tb"/>
      <style:text-properties fo:font-size="30pt" style:font-size-asian="30pt" style:font-size-complex="30pt"/>
    </style:style>
    <style:style style:name="P14" style:family="paragraph">
      <style:paragraph-properties fo:margin-left="0cm" fo:margin-right="0cm" fo:text-indent="0cm"/>
      <style:text-properties fo:font-size="38.2000007629395pt" style:font-size-asian="38.2000007629395pt" style:font-size-complex="38.2000007629395pt"/>
    </style:style>
    <style:style style:name="P15" style:family="paragraph">
      <style:paragraph-properties fo:margin-left="0.948cm" fo:margin-right="0cm" fo:text-indent="-0.948cm"/>
    </style:style>
    <style:style style:name="P16" style:family="paragraph">
      <style:paragraph-properties fo:margin-left="0.948cm" fo:margin-right="0cm" fo:text-indent="0cm"/>
    </style:style>
    <style:style style:name="P17" style:family="paragraph">
      <style:paragraph-properties fo:margin-left="0.948cm" fo:margin-right="0cm" fo:text-indent="0cm"/>
      <style:text-properties fo:font-size="26pt" style:font-size-asian="26pt" style:font-size-complex="26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paragraph-properties fo:margin-left="0cm" fo:margin-right="0cm" fo:line-height="105%" fo:text-indent="0cm"/>
    </style:style>
    <style:style style:name="P20" style:family="paragraph">
      <style:paragraph-properties fo:margin-left="0cm" fo:margin-right="0cm" fo:line-height="105%" fo:text-indent="0cm" style:writing-mode="lr-tb"/>
    </style:style>
    <style:style style:name="P21" style:family="paragraph">
      <style:paragraph-properties fo:margin-left="0cm" fo:margin-right="0cm" fo:line-height="105%" fo:text-indent="0cm" style:writing-mode="lr-tb"/>
      <style:text-properties style:font-name="Courier New1" fo:font-size="18pt" style:font-size-asian="18pt" style:font-size-complex="18pt"/>
    </style:style>
    <style:style style:name="P22" style:family="paragraph">
      <style:paragraph-properties fo:margin-left="0cm" fo:margin-right="0cm" fo:line-height="105%" fo:text-indent="0cm" style:writing-mode="lr-tb"/>
      <style:text-properties fo:font-size="18pt" style:font-size-asian="18pt" style:font-size-complex="18pt"/>
    </style:style>
    <style:style style:name="P23" style:family="paragraph">
      <style:paragraph-properties fo:margin-left="0.948cm" fo:margin-right="0cm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5" style:family="paragraph">
      <style:paragraph-properties fo:margin-left="0cm" fo:margin-right="0cm" fo:line-height="105%" fo:text-indent="0cm" style:writing-mode="lr-tb"/>
      <style:text-properties fo:font-size="24pt"/>
    </style:style>
    <style:style style:name="P26" style:family="paragraph">
      <style:paragraph-properties fo:line-height="99%" fo:text-align="start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cm" fo:margin-right="0cm" fo:margin-top="0.1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8" style:family="paragraph">
      <style:paragraph-properties fo:margin-left="0.948cm" fo:margin-right="0cm" fo:text-indent="0cm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0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1" style:family="paragraph">
      <style:paragraph-properties fo:margin-left="0cm" fo:margin-right="0cm" fo:line-height="105%" fo:text-indent="0cm" style:writing-mode="lr-tb"/>
      <style:text-properties fo:font-size="16pt" style:font-size-asian="16pt" style:font-size-complex="16pt"/>
    </style:style>
    <style:style style:name="P32" style:family="paragraph">
      <style:paragraph-properties fo:margin-left="0.948cm" fo:margin-right="0cm" fo:text-indent="0cm"/>
      <style:text-properties fo:font-size="30pt" style:font-size-asian="30pt" style:font-size-complex="30pt"/>
    </style:style>
    <style:style style:name="P3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4" style:family="paragraph">
      <style:paragraph-properties fo:margin-left="0.948cm" fo:margin-right="0cm" fo:text-indent="0cm"/>
      <style:text-properties fo:font-size="20pt" style:font-size-asian="20pt" style:font-size-complex="20pt"/>
    </style:style>
    <style:style style:name="P35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style:paragraph-properties fo:margin-left="0.948cm" fo:margin-right="0cm" fo:margin-top="1.058cm" fo:margin-bottom="0cm" fo:line-height="95%" fo:text-align="center" fo:text-indent="-0.948cm" style:punctuation-wrap="simple" style:line-break="normal"/>
    </style:style>
    <style:style style:name="P38" style:family="paragraph">
      <style:paragraph-properties fo:margin-left="0.948cm" fo:margin-right="0cm" fo:text-indent="0cm" style:writing-mode="lr-tb"/>
    </style:style>
    <style:style style:name="P39" style:family="paragraph">
      <style:paragraph-properties fo:text-align="center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text-position="0% 100%" style:font-name="Arial3" fo:font-size="28pt" fo:font-style="normal" fo:text-shadow="1pt 1pt" style:text-underline-style="none" fo:font-weight="bold" style:letter-kerning="true" style:font-name-asian="Arial3" style:font-size-asian="28pt" style:font-style-asian="normal" style:font-weight-asian="bold" style:font-name-complex="Arial3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font-size="16pt" fo:language="bg" fo:country="BG" style:font-size-asian="16pt" style:font-size-complex="16pt"/>
    </style:style>
    <style:style style:name="T5" style:family="text">
      <style:text-properties fo:language="en" fo:country="GB"/>
    </style:style>
    <style:style style:name="T6" style:family="text">
      <style:text-properties fo:font-size="30pt" fo:language="en" fo:country="GB" style:font-size-asian="30pt" style:font-size-complex="30pt"/>
    </style:style>
    <style:style style:name="T7" style:family="text">
      <style:text-properties fo:font-size="30pt" fo:language="bg" fo:country="BG" style:font-size-asian="30pt" style:font-size-complex="30pt"/>
    </style:style>
    <style:style style:name="T8" style:family="text">
      <style:text-properties fo:font-size="38.2000007629395pt" fo:language="en" fo:country="GB" style:font-size-asian="38.2000007629395pt" style:font-size-complex="38.2000007629395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Courier New1" fo:font-size="20pt" fo:language="en" fo:country="GB" fo:text-shadow="1pt 1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000000" style:text-outline="false" style:text-line-through-style="none" style:text-line-through-type="none" style:text-position="0% 100%" style:font-name="Arial3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000000" style:text-outline="false" style:text-line-through-style="none" style:text-line-through-type="none" style:text-position="0% 100%" style:font-name="Courier New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style:text-outline="false" style:text-line-through-style="none" style:text-line-through-type="none" style:text-position="0% 100%" style:font-name="Arial3" fo:font-size="19pt" fo:font-style="normal" fo:text-shadow="1pt 1pt" style:text-underline-style="none" fo:font-weight="bold" style:font-name-asian="Arial Unicode MS1" style:font-size-asian="19pt" style:font-style-asian="normal" style:font-weight-asian="bold" style:font-name-complex="Arial Unicode MS1" style:font-size-complex="19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Arial3" fo:font-size="24pt" fo:font-style="normal" fo:text-shadow="1pt 1pt" style:text-underline-style="none" fo:font-weight="bold" style:font-name-asian="Arial Unicode MS1" style:font-size-asian="24pt" style:font-style-asian="normal" style:font-weight-asian="bold" style:font-name-complex="Arial Unicode MS1" style:font-size-complex="24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Arial3" fo:font-size="20pt" fo:font-style="normal" fo:text-shadow="1pt 1pt" style:text-underline-style="none" fo:font-weight="bold" style:font-name-asian="Arial Unicode MS1" style:font-size-asian="20pt" style:font-style-asian="normal" style:font-weight-asian="bold" style:font-name-complex="Arial Unicode MS1" style:font-size-complex="20pt" style:font-style-complex="normal" style:font-weight-complex="bold" style:text-emphasize="none" style:font-relief="none"/>
    </style:style>
    <style:style style:name="T22" style:family="text">
      <style:text-properties style:font-name="Courier New1" fo:font-size="16pt" fo:language="en" fo:country="GB" fo:text-shadow="1pt 1pt" fo:font-weight="bold" style:font-size-asian="16pt" style:font-weight-asian="bold" style:font-size-complex="16pt" style:font-weight-complex="bold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20pt" fo:font-style="normal" style:font-size-asian="20pt" style:font-style-asian="normal" style:font-size-complex="20pt" style:font-style-complex="normal"/>
    </style:style>
    <style:style style:name="T28" style:family="text">
      <style:text-properties fo:color="#000000" style:text-outline="false" style:text-line-through-style="none" style:text-line-through-type="none" style:text-position="0% 100%" style:font-name="Arial3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Courier New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 Mono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1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Курс по програмиране с Perl</text:span></text:p>
          </draw:text-box>
        </draw:frame>
        <draw:frame draw:style-name="gr1" draw:text-style-name="P4" draw:layer="layout" svg:width="12.5cm" svg:height="1.5cm" svg:x="7.019cm" svg:y="8.5cm">
          <draw:text-box>
            <text:p text:style-name="P3"><text:span text:style-name="T2">Скаларни типове данни</text:span></text:p>
          </draw:text-box>
        </draw:frame>
        <draw:custom-shape draw:style-name="gr2" draw:text-style-name="P6" draw:layer="layout" svg:width="20.192cm" svg:height="1.495cm" svg:x="1.308cm" svg:y="13.53cm">
          <text:p text:style-name="P5"><text:span text:style-name="T3">Автор: Красимир Беров, Превод: Теодора Берова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824cm" svg:height="1.812cm" svg:x="1.352cm" svg:y="15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0.911cm" svg:x="1.5cm" svg:y="16.843cm">
          <office:event-listeners>
            <presentation:event-listener script:event-name="dom:click" presentation:action="show" xlink:href="" xlink:type="simple" xlink:show="embed" xlink:actuate="onRequest"/>
          </office:event-listeners>
          <text:p text:style-name="P8"><text:a xlink:href="http://i-can.eu/" xlink:type="simple">I-can.eu</text:a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387cm" svg:height="0.911cm" svg:x="9.834cm" svg:y="16.843cm">
          <draw:text-box>
            <text:p><text:span text:style-name="T4">С любезното съдействие на </text:span><text:span text:style-name="T4"><text:a xlink:href="http://chainsolutions.net/" xlink:type="simple">Chain Solutions</text:a></text:span></text:p>
          </draw:text-box>
        </draw:frame>
        <presentation:notes draw:style-name="dp2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11"><text:span text:style-name="T5">Съдържание</text:span></text:p>
          </draw:text-box>
        </draw:frame>
        <draw:frame presentation:style-name="pr4" draw:text-style-name="P13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2"><text:span text:style-name="T6">Типове на променливите и данните в Perl</text:span></text:p>
              </text:list-item>
              <text:list-item>
                <text:p text:style-name="P12"><text:span text:style-name="T6">Числови оператори</text:span></text:p>
              </text:list-item>
              <text:list-item>
                <text:p text:style-name="P12"><text:span text:style-name="T6">Низови оператори</text:span></text:p>
              </text:list-item>
              <text:list-item>
                <text:p text:style-name="P12"><text:span text:style-name="T6">Скаларни функции (кратко изложение)</text:span></text:p>
              </text:list-item>
              <text:list-item>
                <text:p text:style-name="P12"><text:span text:style-name="T6">Недефинирани величини</text:span></text:p>
              </text:list-item>
              <text:list-item>
                <text:p text:style-name="P12"><text:span text:style-name="T6">Преобразуване на типове в Perl?!</text:span></text:p>
              </text:list-item>
              <text:list-item>
                <text:p text:style-name="P12"><text:span text:style-name="T7">Референции</text:span></text:p>
              </text:list-item>
            </text:list>
          </draw:text-box>
        </draw:frame>
        <presentation:notes draw:style-name="dp3" presentation:use-footer-name="ftr1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5" draw:text-style-name="P14" draw:layer="layout" svg:width="20.198cm" svg:height="3.023cm" svg:x="3.5cm" svg:y="1cm" presentation:class="title" presentation:user-transformed="true">
          <draw:text-box>
            <text:list text:style-name="L1">
              <text:list-header>
                <text:p text:style-name="P12"><text:span text:style-name="T8">Променливи/типове данни</text:span></text:p>
              </text:list-header>
            </text:list>
          </draw:text-box>
        </draw:frame>
        <draw:frame presentation:style-name="pr6" draw:text-style-name="P16" draw:layer="layout" svg:width="23.596cm" svg:height="12.978cm" svg:x="0.904cm" svg:y="5.5cm" presentation:class="outline" presentation:user-transformed="true">
          <draw:text-box>
            <text:p text:style-name="P15">В Perl има три главни типа променливи:</text:p>
            <text:list text:style-name="L4">
              <text:list-item>
                <text:list>
                  <text:list-item>
                    <text:p text:style-name="P10">скалари</text:p>
                  </text:list-item>
                  <text:list-item>
                    <text:p text:style-name="P10">масиви</text:p>
                  </text:list-item>
                  <text:list-item>
                    <text:p text:style-name="P10">хешове</text:p>
                  </text:list-item>
                </text:list>
              </text:list-item>
            </text:list>
            <text:p text:style-name="P15">... Плюс два допълнителни:</text:p>
            <text:list text:continue-numbering="true" text:style-name="L4">
              <text:list-item>
                <text:list>
                  <text:list-item>
                    <text:p text:style-name="P10">typeglobs (глобални типове)</text:p>
                  </text:list-item>
                  <text:list-item>
                    <text:p text:style-name="P10">файлови манипулатори</text:p>
                  </text:list-item>
                </text:list>
              </text:list-item>
            </text:list>
            <text:p text:style-name="P15"><text:span text:style-name="T9">Виж: perlintro, perldata</text:span></text:p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Имена на променливи</text:p>
          </draw:text-box>
        </draw:frame>
        <draw:frame presentation:style-name="pr6" draw:text-style-name="P17" draw:layer="layout" svg:width="25.1cm" svg:height="14.825cm" svg:x="0.3cm" svg:y="3.5cm" presentation:class="outline" presentation:user-transformed="true">
          <draw:text-box>
            <text:list text:style-name="L4">
              <text:list-item>
                <text:p text:style-name="P10"><text:span text:style-name="T9">Стойностите обикновено се означават с име, или чрез именувана препратка (референция).</text:span></text:p>
              </text:list-item>
              <text:list-item>
                <text:p text:style-name="P10"><text:span text:style-name="T9">Първият знак указва вида/типа структура от данни ($,@,%).</text:span></text:p>
              </text:list-item>
              <text:list-item>
                <text:p text:style-name="P10"><text:span text:style-name="T9">После е името на съответната стойност.</text:span></text:p>
              </text:list-item>
              <text:list-item>
                <text:p text:style-name="P10"><text:span text:style-name="T9">Обикновено името е единичен идентификатор – низ, започващ с буква или долна черта, който може да съдържа букви, долни черти и цифри.</text:span></text:p>
              </text:list-item>
              <text:list-item>
                <text:p text:style-name="P10"><text:span text:style-name="T9">Може да бъде също и поредица от идентификатори, разделени с :: (виж perlmod/Packages, perlref). 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4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Скаларите в Perl</text:p>
          </draw:text-box>
        </draw:frame>
        <draw:frame presentation:style-name="pr6" draw:text-style-name="P17" draw:layer="layout" svg:width="24.5cm" svg:height="16.55cm" svg:x="0.5cm" svg:y="2.5cm" presentation:class="outline" presentation:user-transformed="true">
          <draw:text-box>
            <text:list text:style-name="L4">
              <text:list-item>
                <text:p text:style-name="P10"><text:span text:style-name="T9">Един скалар може да съдържа просто низ (с размер, ограничен единствено от наличната памет), число или референция към нещо (виж perlref).</text:span></text:p>
              </text:list-item>
              <text:list-item>
                <text:p text:style-name="P10"><text:span text:style-name="T9">Има и някои “магически” скалари, чиито имена приличат на препинателни знаци или безсмислици ($_, $/, $] ...).</text:span></text:p>
              </text:list-item>
            </text:list>
          </draw:text-box>
        </draw:frame>
        <draw:custom-shape draw:style-name="gr8" draw:text-style-name="P20" draw:layer="layout" svg:width="21.603cm" svg:height="8.002cm" svg:x="1.699cm" svg:y="10.5cm">
          <text:p text:style-name="P19"><text:span text:style-name="T10">my $animal = "camel";</text:span></text:p>
          <text:p text:style-name="P19"><text:span text:style-name="T10">my $answer = 22;</text:span></text:p>
          <text:p text:style-name="P19"><text:span text:style-name="T10">print "Me: <text:s text:c="3"/>Hello $animal! How old are you?\n";</text:span></text:p>
          <text:p text:style-name="P19"><text:span text:style-name="T10">print "$animal: $answer.$/";</text:span></text:p>
          <text:p text:style-name="P19"><text:span text:style-name="T10">print '-'x 20, $/;</text:span></text:p>
          <text:p text:style-name="P19"><text:span text:style-name="T10">print 'Named reference: ',${animal},$/;</text:span></text:p>
          <text:p text:style-name="P19"><text:span text:style-name="T10">$Other::animal = 'llama';</text:span></text:p>
          <text:p text:style-name="P19"><text:span text:style-name="T10">print "From package 'Other': $Other::animal\n";</text:span></text:p>
          <text:p text:style-name="P19"><text:span text:style-name="T10">print 'Perl version: ',$]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Масивите в Perl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Масивите представляват подредени списъци от скалари, <text:s/>където всеки елемент има пореден номер (индекс), започващ от 0.</text:p>
              </text:list-item>
            </text:list>
          </draw:text-box>
        </draw:frame>
        <draw:custom-shape draw:style-name="gr9" draw:text-style-name="P21" draw:layer="layout" svg:width="21.8cm" svg:height="6cm" svg:x="1.7cm" svg:y="10cm">
          <text:p text:style-name="P19"><text:span text:style-name="T11">my @animals = ("camel", "llama", "пиле");</text:span></text:p>
          <text:p text:style-name="P19"><text:span text:style-name="T11">my @numbers = (23, 42, 69);</text:span></text:p>
          <text:p text:style-name="P19"><text:span text:style-name="T11">my @mixed <text:s text:c="2"/>= ("camel", 42, 1.23);</text:span></text:p>
          <text:p text:style-name="P19"><text:span text:style-name="T11">print @animals .$/;#what the...;) scalar context</text:span></text:p>
          <text:p text:style-name="P19"><text:span text:style-name="T11">print "@animals" . $/;#interpolated array</text:span></text:p>
          <text:p text:style-name="P19"><text:span text:style-name="T11">print "@animals @numbers" . $/;#interpolated arrays</text:span></text:p>
          <text:p text:style-name="P19"><text:span text:style-name="T11">print @animals, @numbers, <text:s/>$/;#list conte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Хешовете в Perl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Хешът е неподредена съвкупност от скаларни стойности, които се индексират със собствен асоцииран низ-ключ. Т.е. хешът се състои от двойки ключ/стойност. Наричат хеша още и асоциативен масив.</text:p>
              </text:list-item>
            </text:list>
          </draw:text-box>
        </draw:frame>
        <draw:custom-shape draw:style-name="gr10" draw:text-style-name="P22" draw:layer="layout" svg:width="22.3cm" svg:height="7.485cm" svg:x="1.7cm" svg:y="10cm">
          <text:p text:style-name="P19"><text:span text:style-name="T11">my %fruit_colors = (</text:span></text:p>
          <text:p text:style-name="P19"><text:span text:style-name="T11"><text:s text:c="4"/></text:span><text:span text:style-name="T11">apple <text:s/>=&gt; "red",</text:span></text:p>
          <text:p text:style-name="P19"><text:span text:style-name="T11"><text:s text:c="4"/></text:span><text:span text:style-name="T11">banana =&gt; "yellow",</text:span></text:p>
          <text:p text:style-name="P19"><text:span text:style-name="T11">);</text:span></text:p>
          <text:p text:style-name="P19"><text:span text:style-name="T11">print </text:span></text:p>
          <text:p text:style-name="P19"><text:span text:style-name="T11"><text:s text:c="4"/></text:span><text:span text:style-name="T11">map { "$_ =&gt; $fruit_colors{$_}\n" } </text:span></text:p>
          <text:p text:style-name="P19"><text:span text:style-name="T11"><text:s text:c="8"/></text:span><text:span text:style-name="T11">sort</text:span></text:p>
          <text:p text:style-name="P19"><text:span text:style-name="T11"><text:s text:c="12"/></text:span><text:span text:style-name="T11">keys %fruit_colors;</text:span></text:p>
          <text:p text:style-name="P19"><text:span text:style-name="T11">print "%fruit_colors\n"; #хешовете НЕ СЕ интерполират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Standard" presentation:presentation-page-layout-name="AL1T0" presentation:use-date-time-name="dtd1">
        <draw:frame presentation:style-name="pr8" draw:text-style-name="P3" draw:layer="layout" svg:width="22.859cm" svg:height="3.18cm" svg:x="1.27cm" svg:y="0.759cm" presentation:class="title">
          <draw:text-box>
            <text:p text:style-name="P3">Обратно към скаларите!..</text:p>
          </draw:text-box>
        </draw:frame>
        <presentation:notes draw:style-name="dp2">
          <draw:page-thumbnail draw:style-name="gr7" draw:layer="layout" svg:width="13.943cm" svg:height="10.66cm" svg:x="2.887cm" svg:y="2.16cm" draw:page-number="8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tandard" presentation:presentation-page-layout-name="AL2T1"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Скаларни стойности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2">Всяко парче данни в Perl е скалар, масив от скалари или хеш от скалари.</text:span></text:p>
              </text:list-item>
              <text:list-item>
                <text:p text:style-name="P10"><text:span text:style-name="T12">Скаларът може да съдържа една единствена стойност, която да е:</text:span></text:p>
                <text:list>
                  <text:list-item>
                    <text:p text:style-name="P10"><text:span text:style-name="T13">Низ</text:span></text:p>
                  </text:list-item>
                  <text:list-item>
                    <text:p text:style-name="P10"><text:span text:style-name="T13">Число</text:span></text:p>
                  </text:list-item>
                  <text:list-item>
                    <text:p text:style-name="P10"><text:span text:style-name="T13">Референция (за това по-нататък)</text:span></text:p>
                  </text:list-item>
                  <text:list-item>
                    <text:p text:style-name="P10"><text:span text:style-name="T13">Файлов манипулатор (друг път (I/O) )</text:span></text:p>
                  </text:list-item>
                </text:list>
              </text:list-item>
              <text:list-item>
                <text:p text:style-name="P10"><text:span text:style-name="T12">Превръщането от един формат в друг е прозрачно (автоматично).</text:span></text:p>
              </text:list-item>
              <text:list-item>
                <text:p text:style-name="P10"><text:span text:style-name="T12">По подразбиране, скаларните стойности са недефинирани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tandard" presentation:presentation-page-layout-name="AL2T1">
        <draw:frame presentation:style-name="pr5" draw:text-style-name="P24" draw:layer="layout" svg:width="17.599cm" svg:height="3.023cm" svg:x="7.099cm" svg:y="-0.05cm" presentation:class="title" presentation:user-transformed="true">
          <draw:text-box>
            <text:p text:style-name="P10"><text:span text:style-name="T14">Какво са скаларите (отново)</text:span>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Скаларът е единичен низ, число или препратка (референция) към нещо.</text:p>
              </text:list-item>
              <text:list-item>
                <text:p text:style-name="P10">Стойността на един скалар се приема за TRUE (ИСТИНА) в булев смисъл, ако не е нулев (празен) низ или числото 0 (или низовият еквивалент на "0").</text:p>
              </text:list-item>
            </text:list>
          </draw:text-box>
        </draw:frame>
        <draw:custom-shape draw:style-name="gr11" draw:text-style-name="P22" draw:layer="layout" svg:width="22.3cm" svg:height="4.165cm" svg:x="1.7cm" svg:y="12.3cm">
          <text:p text:style-name="P19"><text:span text:style-name="T11">#пробвайте това в терминал</text:span></text:p>
          <text:p text:style-name="P19"><text:span text:style-name="T11">&gt;perl -e 'print "true\n" if "0" '</text:span></text:p>
          <text:p text:style-name="P19"><text:span text:style-name="T11">&gt;perl -e 'print "false\n" unless "0" '</text:span></text:p>
          <text:p text:style-name="P19"><text:span text:style-name="T11">&gt;...</text:span></text:p>
          <text:p text:style-name="P19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tandard" presentation:presentation-page-layout-name="AL2T1">
        <draw:frame presentation:style-name="pr5" draw:text-style-name="P24" draw:layer="layout" svg:width="21.698cm" svg:height="3.023cm" svg:x="3.681cm" svg:y="0.07cm" presentation:class="title" presentation:user-transformed="true">
          <draw:text-box>
            <text:p text:style-name="P10"><text:span text:style-name="T14">Скаларни функции или оператори?</text:span>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2">Много от вградените функции в Perl често се наричат именувани оператори.</text:span></text:p>
              </text:list-item>
              <text:list-item>
                <text:p text:style-name="P10"><text:span text:style-name="T12">Има няколко категории, в зависимост от употребата, типа данни (които се обработват или създават) и т.н.</text:span></text:p>
              </text:list-item>
              <text:list-item>
                <text:p text:style-name="P10"><text:span text:style-name="T12">Например:</text:span></text:p>
                <text:list>
                  <text:list-item>
                    <text:p text:style-name="P10"><text:span text:style-name="T13">Функции за скалари или низове</text:span></text:p>
                  </text:list-item>
                  <text:list-item>
                    <text:p text:style-name="P10"><text:span text:style-name="T13">Числови функции</text:span></text:p>
                  </text:list-item>
                  <text:list-item>
                    <text:p text:style-name="P10"><text:span text:style-name="T13">Регулярни изрази и шаблони за съответствие...</text:span></text:p>
                  </text:list-item>
                </text:list>
              </text:list-item>
              <text:list-item>
                <text:p text:style-name="P10"><text:span text:style-name="T13">Една функция/оператор може да попадне в една или няколко категории, в зависимост от контекста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1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tandard" presentation:presentation-page-layout-name="AL2T1">
        <draw:frame presentation:style-name="pr8" draw:text-style-name="P10" draw:layer="layout" svg:width="22.859cm" svg:height="3.18cm" svg:x="1.27cm" svg:y="0.759cm" presentation:class="title">
          <draw:text-box>
            <text:p text:style-name="P10">Операторът за присвояване</text:p>
          </draw:text-box>
        </draw:frame>
        <draw:frame presentation:style-name="pr6" draw:text-style-name="P16" draw:layer="layout" svg:width="23.596cm" svg:height="13.325cm" svg:x="0.904cm" svg:y="5cm" presentation:class="outline" presentation:user-transformed="true">
          <draw:text-box>
            <text:list text:style-name="L4">
              <text:list-item>
                <text:p text:style-name="P10">Най-използваният оператор за скаларна (и масив или хеш) променлива е операторът за присвояване.</text:p>
              </text:list-item>
              <text:list-item>
                <text:p text:style-name="P10">По този начин ние задаваме стойност на променлива.</text:p>
              </text:list-item>
              <text:list-item>
                <text:p text:style-name="P10">По този начин ние даваме име на литерална (буквална) стойност.</text:p>
              </text:list-item>
            </text:list>
          </draw:text-box>
        </draw:frame>
        <draw:custom-shape draw:style-name="gr12" draw:text-style-name="P25" draw:layer="layout" svg:width="21.5cm" svg:height="2.5cm" svg:x="2cm" svg:y="15.5cm">
          <text:p text:style-name="P19"><text:span text:style-name="T10">my $name = 'Larry Wall';</text:span></text:p>
          <text:p text:style-name="P19"><text:span text:style-name="T10">print 'My name is ', $name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2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tandard" presentation:presentation-page-layout-name="AL2T1">
        <draw:frame presentation:style-name="pr5" draw:text-style-name="P10" draw:layer="layout" svg:width="17.599cm" svg:height="3.023cm" svg:x="6.5cm" svg:y="0.5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6" draw:layer="layout" svg:width="23.596cm" svg:height="12.847cm" svg:x="0.9cm" svg:y="5.5cm" presentation:class="outline" presentation:user-transformed="true">
          <draw:text-box>
            <text:list text:style-name="L4">
              <text:list-item>
                <text:p text:style-name="P10">Именувани оператори (функции), които обработват числа и произвеждат числа</text:p>
                <text:list>
                  <text:list-item>
                    <text:p text:style-name="P10">abs, hex, oct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tandard" presentation:presentation-page-layout-name="AL2T1"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9">abs VALUE</text:span><text:span text:style-name="T9"><text:line-break/></text:span><text:span text:style-name="T9">abs</text:span><text:span text:style-name="T9"><text:line-break/></text:span><text:span text:style-name="T9">Връща абсолютната стойност на аргумента си. Ако abs е без VALUE, използва $_.</text:span></text:p>
              </text:list-item>
              <text:list-item>
                <text:p text:style-name="P10"><text:span text:style-name="T9">Виж perlfunc/abs</text:span></text:p>
              </text:list-item>
            </text:list>
          </draw:text-box>
        </draw:frame>
        <draw:custom-shape draw:style-name="gr13" draw:text-style-name="P20" draw:layer="layout" svg:width="21.603cm" svg:height="2.908cm" svg:x="1.7cm" svg:y="11.856cm">
          <text:p text:style-name="P19"><text:span text:style-name="T10">my $answer = -22;</text:span></text:p>
          <text:p text:style-name="P19"><text:span text:style-name="T10">print abs $answer;</text:span></text:p>
          <text:p text:style-name="P19"><text:span text:style-name="T10">print abs "$answer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7" draw:layer="layout" svg:width="23.596cm" svg:height="15.5cm" svg:x="0.904cm" svg:y="3cm" presentation:class="outline" presentation:user-transformed="true">
          <draw:text-box>
            <text:list text:style-name="L4">
              <text:list-item>
                <text:p text:style-name="P10"><text:span text:style-name="T9">hex EXPR</text:span><text:span text:style-name="T9"><text:line-break/></text:span><text:span text:style-name="T9">hex </text:span><text:span text:style-name="T9"><text:line-break/></text:span><text:span text:style-name="T9">Възприема EXPR като шестнадесетичен низ и връща десетичната стойност. (За преобразуването на низове, които може да започват с 0, 0x или 0b, виж oct.) Ако EXPR не е подаден, използва $_.</text:span></text:p>
              </text:list-item>
              <text:list-item>
                <text:p text:style-name="P10"><text:span text:style-name="T9">За да представите нещо като hex (в шестнадесетичен вид), погледнете printf, sprintf, или unpack.</text:span></text:p>
              </text:list-item>
              <text:list-item>
                <text:p text:style-name="P10"><text:span text:style-name="T9">Виж perlfunc/hex</text:span></text:p>
              </text:list-item>
            </text:list>
          </draw:text-box>
        </draw:frame>
        <draw:custom-shape draw:style-name="gr14" draw:text-style-name="P25" draw:layer="layout" svg:width="21.5cm" svg:height="3.2cm" svg:x="2cm" svg:y="14.8cm">
          <text:p text:style-name="P19"><text:span text:style-name="T10">print hex '0xBf';</text:span></text:p>
          <text:p text:style-name="P19"><text:span text:style-name="T10">print hex 'bF'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5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28" draw:layer="layout" svg:width="25.4cm" svg:height="16.199cm" svg:x="0cm" svg:y="2.801cm" presentation:class="outline" presentation:user-transformed="true">
          <draw:text-box>
            <text:list text:style-name="L4">
              <text:list-item>
                <text:p text:style-name="P10"><text:span text:style-name="T13">oct EXPR</text:span><text:span text:style-name="T13"><text:line-break/></text:span><text:span text:style-name="T13">oct <text:s/></text:span><text:span text:style-name="T13"><text:line-break/></text:span><text:span text:style-name="T13">Разглежда EXPR като осмичен низ и връща съответната стойност.</text:span></text:p>
                <text:list>
                  <text:list-item>
                    <text:p text:style-name="P26"><text:span text:style-name="T15">Ако EXPR започва с 0x, го разглежда като </text:span><text:span text:style-name="T15"><text:line-break/></text:span><text:span text:style-name="T15">шестнадесетичен низ. </text:span></text:p>
                  </text:list-item>
                  <text:list-item>
                    <text:p text:style-name="P27"><text:span text:style-name="T15">Ако EXPR започва с 0b, го разглежда като двоичен низ. </text:span></text:p>
                  </text:list-item>
                  <text:list-item>
                    <text:p text:style-name="P27"><text:span text:style-name="T15">Интервалът се пренебрегва и в трите случая.</text:span></text:p>
                  </text:list-item>
                  <text:list-item>
                    <text:p text:style-name="P27"><text:span text:style-name="T15">Ако EXPR не е подаден, използва $_. </text:span></text:p>
                  </text:list-item>
                  <text:list-item>
                    <text:p text:style-name="P27"><text:span text:style-name="T15">За да превърнете десетично число в осмичен вид, ползвайте sprintf() или printf().</text:span></text:p>
                  </text:list-item>
                </text:list>
              </text:list-item>
            </text:list>
          </draw:text-box>
        </draw:frame>
        <draw:custom-shape draw:style-name="gr15" draw:text-style-name="P22" draw:layer="layout" svg:width="21.603cm" svg:height="3.405cm" svg:x="1.897cm" svg:y="14.939cm">
          <text:p text:style-name="P19"><text:span text:style-name="T11">print( oct 0b10, $/);</text:span></text:p>
          <text:p text:style-name="P19"><text:span text:style-name="T11">print( oct '0xBf', $/);</text:span></text:p>
          <text:p text:style-name="P19"><text:span text:style-name="T11">print( oct '07', $/);</text:span></text:p>
          <text:p text:style-name="P19"><text:span text:style-name="T11">print( oct '0777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6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tandard" presentation:presentation-page-layout-name="AL2T1"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6" draw:layer="layout" svg:width="23.596cm" svg:height="13.5cm" svg:x="1cm" svg:y="4.5cm" presentation:class="outline" presentation:user-transformed="true">
          <draw:text-box>
            <text:list text:style-name="L4">
              <text:list-item>
                <text:p text:style-name="P10">Именувани оператори (функции) за скалари или низове</text:p>
                <text:list>
                  <text:list-item>
                    <text:p text:style-name="P10">length, chop and chomp, uc/lc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9" draw:text-style-name="P28" draw:layer="layout" svg:width="23.596cm" svg:height="9.882cm" svg:x="0.904cm" svg:y="3cm" presentation:class="outline" presentation:user-transformed="true">
          <draw:text-box>
            <text:list text:style-name="L4">
              <text:list-item>
                <text:p text:style-name="P10"><text:span text:style-name="T13">length EXPR</text:span><text:span text:style-name="T13"><text:line-break/></text:span><text:span text:style-name="T13">length</text:span><text:span text:style-name="T13"><text:line-break/></text:span><text:span text:style-name="T13">Връща дължината в </text:span><text:span text:style-name="T16">символи</text:span><text:span text:style-name="T13"> на стойността на EXPR. </text:span></text:p>
                <text:list>
                  <text:list-item>
                    <text:p text:style-name="P26"><text:span text:style-name="T15">Ако EXPR е пропуснат, връща дължината на $_. </text:span></text:p>
                  </text:list-item>
                  <text:list-item>
                    <text:p text:style-name="P29"><text:span text:style-name="T15">Не може да се използва с масив или хеш за намиране броя на елементите им. </text:span></text:p>
                  </text:list-item>
                  <text:list-item>
                    <text:p text:style-name="P29"><text:span text:style-name="T15">За целта, използвайте </text:span><text:span text:style-name="T17">scalar @array</text:span><text:span text:style-name="T15"> и съответно </text:span><text:span text:style-name="T17">scalar keys %hash</text:span><text:span text:style-name="T15">.</text:span></text:p>
                  </text:list-item>
                  <text:list-item>
                    <text:p text:style-name="P29"><text:span text:style-name="T15">Ако EXPR е в Unicode, ще получите броя на символите, а не броя на байтовете.</text:span></text:p>
                  </text:list-item>
                </text:list>
              </text:list-item>
            </text:list>
          </draw:text-box>
        </draw:frame>
        <draw:custom-shape draw:style-name="gr16" draw:text-style-name="P22" draw:layer="layout" svg:width="21.603cm" svg:height="4.925cm" svg:x="2.08cm" svg:y="13.701cm">
          <text:p text:style-name="P19"><text:span text:style-name="T11">use utf8;</text:span></text:p>
          <text:p text:style-name="P19"><text:span text:style-name="T11">print( length 'kniga' , $/);</text:span></text:p>
          <text:p text:style-name="P19"><text:span text:style-name="T11">use bytes;</text:span></text:p>
          <text:p text:style-name="P19"><text:span text:style-name="T11">print( length 'книга', $/);</text:span></text:p>
          <text:p text:style-name="P19"><text:span text:style-name="T11">no bytes;</text:span></text:p>
          <text:p text:style-name="P19"><text:span text:style-name="T11">print( length 'книга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8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Standard" presentation:presentation-page-layout-name="AL2T1">
        <draw:frame presentation:style-name="pr10" draw:text-style-name="P10" draw:layer="layout" svg:width="17.599cm" svg:height="2.5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6.185cm" svg:x="0.904cm" svg:y="2.815cm" presentation:class="outline" presentation:user-transformed="true">
          <draw:text-box>
            <text:list text:style-name="L4">
              <text:list-item>
                <text:p text:style-name="P10"><text:span text:style-name="T9">chop VARIABLE</text:span><text:span text:style-name="T9"><text:line-break/></text:span><text:span text:style-name="T9">chop( LIST )</text:span><text:span text:style-name="T9"><text:line-break/></text:span><text:span text:style-name="T9">chop</text:span><text:span text:style-name="T9"><text:line-break/></text:span><text:span text:style-name="T18">Премахва последния знак от низ и връща премахнатия знак. </text:span></text:p>
                <text:list>
                  <text:list-item>
                    <text:p text:style-name="P26"><text:span text:style-name="T19">Ако VARIABLE е пропусната, премахва последния знак от $_. </text:span></text:p>
                  </text:list-item>
                  <text:list-item>
                    <text:p text:style-name="P29"><text:span text:style-name="T19">Ако VARIABLE е хеш, работи със стойностите на хеша, но не и неговите ключове.</text:span></text:p>
                  </text:list-item>
                  <text:list-item>
                    <text:p text:style-name="P29"><text:span text:style-name="T19">Ако прилагате chop върху списък, премахвате последния символ от всеки елемент от него. Връща само последно премахнатата стойност.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1.603cm" svg:height="4.925cm" svg:x="2.001cm" svg:y="13.368cm">
          <text:p text:style-name="P19"><text:span text:style-name="T11">#!/usr/bin/perl -C</text:span></text:p>
          <text:p text:style-name="P19"><text:span text:style-name="T11">#binmode(STDOUT, ':encoding(cp866)');#on win32</text:span></text:p>
          <text:p text:style-name="P19"><text:span text:style-name="T11">use utf8; <text:s text:c="3"/></text:span></text:p>
          <text:p text:style-name="P19"><text:span text:style-name="T11">binmode(STDOUT, ':utf8');</text:span></text:p>
          <text:p text:style-name="P19"><text:span text:style-name="T11">my ($bob_latin, $bob_cyr) = ('bob', 'боб');</text:span></text:p>
          <text:p text:style-name="P19"><text:span text:style-name="T11">print( chop($bob_latin) , $/, chop($bob_cyr) 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9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6.45cm" svg:x="0.98cm" svg:y="2.6cm" presentation:class="outline" presentation:user-transformed="true">
          <draw:text-box>
            <text:list text:style-name="L4">
              <text:list-item>
                <text:p text:style-name="P10"><text:span text:style-name="T9">chomp VARIABLE</text:span><text:span text:style-name="T9"><text:line-break/></text:span><text:span text:style-name="T9">chomp( LIST )</text:span><text:span text:style-name="T9"><text:line-break/></text:span><text:span text:style-name="T9">chomp</text:span><text:span text:style-name="T9"><text:line-break/></text:span><text:span text:style-name="T9">По-сигурна версия на</text:span><text:span text:style-name="T13"> chop. </text:span></text:p>
                <text:list>
                  <text:list-item>
                    <text:p text:style-name="P26"><text:span text:style-name="T20">Премахва последният символ, който съответства на текущата стойност на $/, от низа.</text:span></text:p>
                  </text:list-item>
                  <text:list-item>
                    <text:p text:style-name="P26"><text:span text:style-name="T20">Връща общия брой на знаците, отстранени от всичките му аргументи. </text:span></text:p>
                  </text:list-item>
                </text:list>
              </text:list-item>
            </text:list>
          </draw:text-box>
        </draw:frame>
        <draw:custom-shape draw:style-name="gr18" draw:text-style-name="P22" draw:layer="layout" svg:width="21.603cm" svg:height="5.685cm" svg:x="2cm" svg:y="13cm">
          <text:p text:style-name="P19"><text:span text:style-name="T11">#binmode(STDOUT, ':encoding(cp866)');#on win32</text:span></text:p>
          <text:p text:style-name="P19"><text:span text:style-name="T11">use utf8; <text:s text:c="3"/></text:span></text:p>
          <text:p text:style-name="P19"><text:span text:style-name="T11">binmode(STDOUT, ':utf8');</text:span></text:p>
          <text:p text:style-name="P19"><text:span text:style-name="T11">my ($bob_latin, $bob_cyr) = ("bob\n", "боб$/");</text:span></text:p>
          <text:p text:style-name="P19"><text:span text:style-name="T11">print( $bob_latin, $bob_cyr, $/ );</text:span></text:p>
          <text:p text:style-name="P19"><text:span text:style-name="T11">print( chomp($bob_latin,$bob_cyr) , $/ );</text:span></text:p>
          <text:p text:style-name="P19"><text:span text:style-name="T11">print( $bob_latin, $bob_cyr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0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4.825cm" svg:x="0.904cm" svg:y="3.175cm" presentation:class="outline" presentation:user-transformed="true">
          <draw:text-box>
            <text:list text:style-name="L4">
              <text:list-item>
                <text:p text:style-name="P10"><text:span text:style-name="T9">lc EXPR</text:span><text:span text:style-name="T9"><text:line-break/></text:span><text:span text:style-name="T9">lc</text:span><text:span text:style-name="T9"><text:line-break/></text:span><text:span text:style-name="T9">Връща вариант на EXPR с малки букви. Ако EXPR не е подаден, ползва $_.</text:span></text:p>
              </text:list-item>
              <text:list-item>
                <text:p text:style-name="P10"><text:span text:style-name="T9">uc EXPR</text:span><text:span text:style-name="T9"><text:line-break/></text:span><text:span text:style-name="T9">uc</text:span><text:span text:style-name="T9"><text:line-break/></text:span><text:span text:style-name="T9">Връща вариант на EXPR с главни букви. Ако EXPR не е подаден, ползва $_.</text:span></text:p>
              </text:list-item>
            </text:list>
          </draw:text-box>
        </draw:frame>
        <draw:custom-shape draw:style-name="gr19" draw:text-style-name="P22" draw:layer="layout" svg:width="21.603cm" svg:height="4.165cm" svg:x="2.002cm" svg:y="12.8cm">
          <text:p text:style-name="P19"><text:span text:style-name="T11">#binmode(STDOUT, ':encoding(cp866)');#on win32</text:span></text:p>
          <text:p text:style-name="P19"><text:span text:style-name="T11">use utf8; <text:s text:c="3"/></text:span></text:p>
          <text:p text:style-name="P19"><text:span text:style-name="T11">binmode(STDOUT, ':utf8');</text:span></text:p>
          <text:p text:style-name="P19"><text:span text:style-name="T11">my ($lcstr, $ucstr) = ("BOB\n", "боб$/");</text:span></text:p>
          <text:p text:style-name="P19"><text:span text:style-name="T11">print( lc $lcstr, uc($ucstr)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1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16" draw:layer="layout" svg:width="23.596cm" svg:height="12.978cm" svg:x="0.9cm" svg:y="5.045cm" presentation:class="outline" presentation:user-transformed="true">
          <draw:text-box>
            <text:list text:style-name="L4">
              <text:list-item>
                <text:p text:style-name="P10">undef <text:s text:c="3"/>=&gt; нищо, празно, пусто</text:p>
              </text:list-item>
              <text:list-item>
                <text:p text:style-name="P10">defined =&gt; нещо, което не е undef :)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2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9">undef EXPR</text:span><text:span text:style-name="T9"><text:line-break/></text:span><text:span text:style-name="T9">undef</text:span><text:span text:style-name="T9"><text:line-break/></text:span><text:span text:style-name="T9">?Премахва стойността на</text:span><text:span text:style-name="T13"> EXPR, като EXPR трябва да е lvalue. </text:span></text:p>
                <text:list>
                  <text:list-item>
                    <text:p text:style-name="P10"><text:span text:style-name="T18">Използва се само върху скаларна стойност, масив (@), хеш (%), подпрограма (&amp;) или глобален тип (*)...</text:span></text:p>
                  </text:list-item>
                  <text:list-item>
                    <text:p text:style-name="P10"><text:span text:style-name="T18">Винаги връща неопределена (празна) стойност.</text:span></text:p>
                  </text:list-item>
                </text:list>
              </text:list-item>
            </text:list>
          </draw:text-box>
        </draw:frame>
        <draw:custom-shape draw:style-name="gr20" draw:text-style-name="P22" draw:layer="layout" svg:width="21.603cm" svg:height="5.685cm" svg:x="2.002cm" svg:y="12.2cm">
          <text:p text:style-name="P19"><text:span text:style-name="T11">use strict; use warnings; use diagnostics;</text:span></text:p>
          <text:p text:style-name="P19"><text:span text:style-name="T11">my $name;</text:span></text:p>
          <text:p text:style-name="P19"><text:span text:style-name="T11">print $name ,$/;</text:span></text:p>
          <text:p text:style-name="P19"><text:span text:style-name="T11">$name ="Larry";</text:span></text:p>
          <text:p text:style-name="P19"><text:span text:style-name="T11">print $name ,$/;</text:span></text:p>
          <text:p text:style-name="P19"><text:span text:style-name="T11">undef $name ;</text:span></text:p>
          <text:p text:style-name="P19"><text:span text:style-name="T11">print $name ,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3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Standard" presentation:presentation-page-layout-name="AL2T1"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28" draw:layer="layout" svg:width="25cm" svg:height="16.55cm" svg:x="0.2cm" svg:y="2.5cm" presentation:class="outline" presentation:user-transformed="true">
          <draw:text-box>
            <text:list text:style-name="L4">
              <text:list-item>
                <text:p text:style-name="P10"><text:span text:style-name="T18"><text:s/></text:span><text:span text:style-name="T18">defined EXPR</text:span><text:span text:style-name="T18"><text:line-break/></text:span><text:span text:style-name="T18"> defined</text:span><text:span text:style-name="T18"><text:line-break/></text:span><text:span text:style-name="T18"> Връща булева стойност, казваща дали EXPR има стойност, различна от недефинираната стойност undef.</text:span></text:p>
                <text:list>
                  <text:list-item>
                    <text:p text:style-name="P30"><text:span text:style-name="T21">Ако EXPR е пропуснат, проверява $_. </text:span></text:p>
                  </text:list-item>
                  <text:list-item>
                    <text:p text:style-name="P30"><text:span text:style-name="T21">Позволява да разграничите undef от другите стойности.</text:span></text:p>
                  </text:list-item>
                  <text:list-item>
                    <text:p text:style-name="P30"><text:span text:style-name="T21">Простият булев тест няма да може да направи разлика между undef, zero, празен низ и "0", които са все „лъжа“.</text:span></text:p>
                  </text:list-item>
                </text:list>
              </text:list-item>
            </text:list>
          </draw:text-box>
        </draw:frame>
        <draw:custom-shape draw:style-name="gr20" draw:text-style-name="P31" draw:layer="layout" svg:width="21.603cm" svg:height="6.4cm" svg:x="2.002cm" svg:y="12.2cm">
          <text:p text:style-name="P19"><text:span text:style-name="T22">my $data;</text:span></text:p>
          <text:p text:style-name="P19"><text:span text:style-name="T22">print $data if defined($data);</text:span></text:p>
          <text:p text:style-name="P19"><text:span text:style-name="T22">$data = 0;</text:span></text:p>
          <text:p text:style-name="P19"><text:span text:style-name="T22">print defined($data);</text:span></text:p>
          <text:p text:style-name="P19"><text:span text:style-name="T22">print <text:s/>$data if defined($data);</text:span></text:p>
          <text:p text:style-name="P19"><text:span text:style-name="T22">undef $data;</text:span></text:p>
          <text:p text:style-name="P19"><text:span text:style-name="T22">print defined($data);</text:span></text:p>
          <text:p text:style-name="P19"><text:span text:style-name="T22">$_ = 2;</text:span></text:p>
          <text:p text:style-name="P19"><text:span text:style-name="T22">print defined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4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tandard" presentation:presentation-page-layout-name="AL2T1">
        <draw:frame presentation:style-name="pr5" draw:text-style-name="P24" draw:layer="layout" svg:width="21.198cm" svg:height="3.023cm" svg:x="4.102cm" svg:y="-0.05cm" presentation:class="title" presentation:user-transformed="true">
          <draw:text-box>
            <text:p text:style-name="P10"><text:span text:style-name="T14">Скаларни функции (обобщение)</text:span></text:p>
          </draw:text-box>
        </draw:frame>
        <draw:frame presentation:style-name="pr6" draw:text-style-name="P3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23">Функции за скалари или низове</text:span></text:p>
                <text:list>
                  <text:list-item>
                    <text:p text:style-name="P10"><text:span text:style-name="T9">chomp, chop, chr, crypt, hex, index, lc, lcfirst, length, oct, ord, pack, q//, qq//, reverse, rindex, sprintf, substr, tr///, uc, ucfirst, y///</text:span></text:p>
                  </text:list-item>
                </text:list>
              </text:list-item>
              <text:list-item>
                <text:p text:style-name="P10"><text:span text:style-name="T23">Числови функции</text:span></text:p>
                <text:list>
                  <text:list-item>
                    <text:p text:style-name="P10"><text:span text:style-name="T9">abs, atan2, cos, exp, hex, int, log, oct, rand, sin, sqrt, srand</text:span></text:p>
                  </text:list-item>
                </text:list>
              </text:list-item>
              <text:list-item>
                <text:p text:style-name="P10"><text:span text:style-name="T23">Разни функции</text:span></text:p>
                <text:p text:style-name="P10"><text:span text:style-name="T9">defined, eval, formline, local, my, our, reset, scalar, undef, wantarray</text:span></text:p>
              </text:list-item>
              <text:list-item>
                <text:p text:style-name="P10"><text:span text:style-name="T23">Виж perlfunc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tandard" presentation:presentation-page-layout-name="AL2T1">
        <draw:frame presentation:style-name="pr8" draw:text-style-name="P33" draw:layer="layout" svg:width="22.859cm" svg:height="3.18cm" svg:x="1.27cm" svg:y="0.759cm" presentation:class="title">
          <draw:text-box>
            <text:p text:style-name="P10"><text:span text:style-name="T24">Операции за преобразуване на тип :X :(</text:span></text:p>
          </draw:text-box>
        </draw:frame>
        <draw:frame presentation:style-name="pr6" draw:text-style-name="P16" draw:layer="layout" svg:width="23.596cm" svg:height="11.978cm" svg:x="0.824cm" svg:y="6.231cm" presentation:class="outline" presentation:user-transformed="true">
          <draw:text-box>
            <text:list text:style-name="L4">
              <text:list-item>
                <text:p text:style-name="P10">C оператори, липсващи в Perl:</text:p>
                <text:list>
                  <text:list-item>
                    <text:p text:style-name="P10">Ооператор за преобразуване на типове</text:p>
                  </text:list-item>
                  <text:list-item>
                    <text:p text:style-name="P10">...</text:p>
                  </text:list-item>
                </text:list>
              </text:list-item>
              <text:list-item>
                <text:p text:style-name="P10">От perlglossary:</text:p>
                <text:list>
                  <text:list-item>
                    <text:p text:style-name="P10">Преобразуване на тип (Type casting): Превръщане на данни от един тип в друг. C позволява това. Perl не се нуждае от него. Нито пък го иска.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tandard" presentation:presentation-page-layout-name="AL2T1">
        <draw:frame presentation:style-name="pr11" draw:text-style-name="P10" draw:layer="layout" svg:width="22.859cm" svg:height="2.241cm" svg:x="1.27cm" svg:y="0.759cm" presentation:class="title" presentation:user-transformed="true">
          <draw:text-box>
            <text:p text:style-name="P10">Референции (Препратки)</text:p>
          </draw:text-box>
        </draw:frame>
        <draw:frame presentation:style-name="pr6" draw:text-style-name="P34" draw:layer="layout" svg:width="23.596cm" svg:height="13.478cm" svg:x="1cm" svg:y="5cm" presentation:class="outline" presentation:user-transformed="true">
          <draw:text-box>
            <text:list text:style-name="L4">
              <text:list-item>
                <text:p text:style-name="P10"><text:span text:style-name="T25">Един скалар може още да съдържа </text:span><text:span text:style-name="T26">референция.</text:span></text:p>
              </text:list-item>
              <text:list-item>
                <text:p text:style-name="P10"><text:span text:style-name="T27">Референцията е просто парче данни, сочещо към друго парче данни (безименно или именувано).</text:span></text:p>
              </text:list-item>
              <text:list-item>
                <text:p text:style-name="P10"><text:span text:style-name="T27">В Perl, една референция е винаги скалар, докато данните, към които сочи, може и да не са.</text:span></text:p>
              </text:list-item>
              <text:list-item>
                <text:p text:style-name="P10"><text:span text:style-name="T27">Езици като C и C++ имат функционалност, подобна на референциите, наречена указатели (pointers).</text:span></text:p>
              </text:list-item>
              <text:list-item>
                <text:p text:style-name="P10"><text:span text:style-name="T27">Указателите оставят на програмиста тълкуването на това, към което сочат.</text:span></text:p>
              </text:list-item>
              <text:list-item>
                <text:p text:style-name="P10"><text:span text:style-name="T27">Референциите просто съдържат местоположенията на конкретни, ясно определени структури от данни – може и не предварително дефинирани, но дефинирани все пак.</text:span></text:p>
              </text:list-item>
              <text:list-item>
                <text:p text:style-name="P10"><text:span text:style-name="T27">Референциите ви позволяват да оставите разпределението на компютърната памет на самия компютър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tandard" presentation:presentation-page-layout-name="AL2T1">
        <draw:frame presentation:style-name="pr11" draw:text-style-name="P10" draw:layer="layout" svg:width="22.859cm" svg:height="2.241cm" svg:x="1.27cm" svg:y="0.759cm" presentation:class="title" presentation:user-transformed="true">
          <draw:text-box>
            <text:p text:style-name="P10">Референции</text:p>
          </draw:text-box>
        </draw:frame>
        <draw:frame presentation:style-name="pr12" draw:text-style-name="P16" draw:layer="layout" svg:width="23.596cm" svg:height="14.026cm" svg:x="0.9cm" svg:y="3.522cm" presentation:class="outline" presentation:user-transformed="true">
          <draw:text-box>
            <text:list text:style-name="L4">
              <text:list-item>
                <text:p text:style-name="P10">ref EXPR<text:line-break/>ref<text:line-break/><text:span text:style-name="T13">Връща не-празен низ, ако EXPR е референция, а ако не е – връща празен низ.</text:span></text:p>
                <text:list>
                  <text:list-item>
                    <text:p text:style-name="P35"><text:span text:style-name="T28">Ако EXPR не е указано, се използва $_. </text:span></text:p>
                  </text:list-item>
                  <text:list-item>
                    <text:p text:style-name="P35"><text:span text:style-name="T28">Върнатата стойност зависи от типа на онова, към което е референцията.</text:span></text:p>
                  </text:list-item>
                  <text:list-item>
                    <text:p text:style-name="P35"><text:span text:style-name="T28">Вградените типове включват:</text:span><text:span text:style-name="T28"><text:line-break/></text:span><text:span text:style-name="T28">SCALAR, ARRAY, HASH, CODE, REF, GLOB, LVALUE, FORMAT, IO, Regexp</text:span></text:p>
                  </text:list-item>
                  <text:list-item>
                    <text:p text:style-name="P26"><text:span text:style-name="T28">Ако референцията е към обект, който е получил име (</text:span><text:span text:style-name="T29">bless</text:span><text:span text:style-name="T28">ed – виж </text:span><text:span text:style-name="T28"><text:a xlink:href="http://perldoc.perl.org/perlobj.html" xlink:type="simple">built-in bless function</text:a></text:span><text:span text:style-name="T28">) от пакет, се връща само името на пакета. </text:span></text:p>
                  </text:list-item>
                  <text:list-item>
                    <text:p text:style-name="P26"><text:span text:style-name="T28">Можете да мислите за </text:span><text:span text:style-name="T29">ref</text:span><text:span text:style-name="T28"> като за </text:span><text:span text:style-name="T30">typeof</text:span><text:span text:style-name="T28"> оператор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tandard" presentation:presentation-page-layout-name="AL2T1">
        <draw:frame presentation:style-name="pr8" draw:text-style-name="P10" draw:layer="layout" svg:width="22.859cm" svg:height="3.18cm" svg:x="1.27cm" svg:y="0.759cm" presentation:class="title">
          <draw:text-box>
            <text:p text:style-name="P10">Референции</text:p>
          </draw:text-box>
        </draw:frame>
        <draw:frame presentation:style-name="pr6" draw:text-style-name="P16" draw:layer="layout" svg:width="23.596cm" svg:height="12.978cm" svg:x="0.5cm" svg:y="5cm" presentation:class="outline" presentation:user-transformed="true">
          <draw:text-box>
            <text:list text:style-name="L4">
              <text:list-item>
                <text:p text:style-name="P10">Пример<text:line-break/><text:line-break/><text:line-break/><text:line-break/><text:line-break/><text:line-break/></text:p>
              </text:list-item>
              <text:list-item>
                <text:p text:style-name="P10">Референциите ще бъдат обсъдени друг път </text:p>
              </text:list-item>
            </text:list>
          </draw:text-box>
        </draw:frame>
        <draw:custom-shape draw:style-name="gr21" draw:text-style-name="P22" draw:layer="layout" svg:width="21.603cm" svg:height="5.685cm" svg:x="2.017cm" svg:y="6.899cm">
          <text:p text:style-name="P19"><text:span text:style-name="T11">use Data::Dumper; <text:s/></text:span></text:p>
          <text:p text:style-name="P19"><text:span text:style-name="T11">my %hash <text:s text:c="2"/>= (me =&gt;'you' );</text:span></text:p>
          <text:p text:style-name="P19"><text:span text:style-name="T11">my @array <text:s/>= ('we',\%hash,['them']);</text:span></text:p>
          <text:p text:style-name="P19"><text:span text:style-name="T11">my $scalar = \@array;</text:span></text:p>
          <text:p text:style-name="P19"><text:span text:style-name="T11">print ref $scalar, $/;</text:span></text:p>
          <text:p text:style-name="P19"><text:span text:style-name="T11">print $scalar,$/;</text:span></text:p>
          <text:p text:style-name="P19"><text:span text:style-name="T11">print Dumper($scalar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2" draw:layer="layout" svg:width="17.603cm" svg:height="2.528cm" svg:x="7.099cm" svg:y="0.719cm" presentation:class="title" presentation:user-transformed="true">
          <draw:text-box>
            <text:p text:style-name="P36"><text:span text:style-name="T5">Скаларни типове данни</text:span></text:p>
          </draw:text-box>
        </draw:frame>
        <draw:frame presentation:style-name="pr13" draw:text-style-name="P38" draw:layer="layout" svg:width="12.801cm" svg:height="3.405cm" svg:x="6.499cm" svg:y="7.523cm" presentation:class="outline" presentation:user-transformed="true">
          <draw:text-box>
            <text:p text:style-name="P37"><text:span text:style-name="T31">Въпроси?</text:span></text:p>
          </draw:text-box>
        </draw:frame>
        <draw:frame draw:style-name="gr22" draw:text-style-name="P9" draw:layer="layout" svg:width="18.113cm" svg:height="0.911cm" svg:x="3.644cm" svg:y="16.842cm">
          <draw:text-box>
            <text:p text:style-name="P39"><text:span text:style-name="T4">С любезното съдействие на http://chainsolutions.net/</text:span></text:p>
          </draw:text-box>
        </draw:frame>
        <presentation:notes draw:style-name="dp5">
          <draw:page-thumbnail draw:layer="layout" svg:width="14.213cm" svg:height="10.659cm" svg:x="2.756cm" svg:y="2.134cm" draw:page-number="30"/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tandard" presentation:presentation-page-layout-name="AL2T1">
        <draw:frame presentation:style-name="pr8" draw:text-style-name="P10" draw:layer="layout" svg:width="22.859cm" svg:height="3.18cm" svg:x="1.27cm" svg:y="0.759cm" presentation:class="title">
          <draw:text-box>
            <text:p text:style-name="P10">Упражнения</text:p>
          </draw:text-box>
        </draw:frame>
        <draw:frame presentation:style-name="pr14" draw:text-style-name="P28" draw:layer="layout" svg:width="23.596cm" svg:height="13.978cm" svg:x="0.904cm" svg:y="4.5cm" presentation:class="outline" presentation:user-transformed="true">
          <draw:text-box>
            <text:list text:style-name="L5">
              <text:list-item>
                <text:p text:style-name="P10"><text:span text:style-name="T13">Напишете програма, която превръща шестнайсетично число в десетично и го показва на екран.</text:span></text:p>
              </text:list-item>
              <text:list-item>
                <text:p text:style-name="P10"><text:span text:style-name="T13">Напишете програма, която показва абсолютната стойност на отрицателно число.</text:span></text:p>
              </text:list-item>
              <text:list-item>
                <text:p text:style-name="P10"><text:span text:style-name="T13">Напишете програма, която премахва последната буква от низ (без значение какъв е) и показва тази буква на екрана.</text:span></text:p>
              </text:list-item>
              <text:list-item>
                <text:p text:style-name="P10"><text:span text:style-name="T13">Напишете програма, която преобразува число в съответната му буква и показва буквата на екран.</text:span></text:p>
              </text:list-item>
              <text:list-item>
                <text:p text:style-name="P10"><text:span text:style-name="T13">Напишете програма, която отпечатва (print) низът 'Здрасти' три пъти на три отделни реда, като използвате само една конструкция за отпечатване.</text:span></text:p>
              </text:list-item>
            </text:list>
          </draw:text-box>
        </draw:frame>
        <presentation:notes draw:style-name="dp5">
          <draw:page-thumbnail draw:style-name="gr7" draw:layer="layout" svg:width="13.943cm" svg:height="10.66cm" svg:x="2.887cm" svg:y="2.16cm" draw:page-number="31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DejaVu Sans Mono1" svg:font-family="'DejaVu Sans Mono'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bg" fo:country="BG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ucida Sans Typewriter3" fo:font-family="'Lucida Sans Typewriter'" style:font-style-name="Обикновен" style:font-family-generic="modern" style:font-pitch="fixed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8999996185303pt" style:font-style-asian="normal" style:font-weight-asian="normal" style:font-name-complex="Lohit Hindi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" draw:text-style-name="MP4" draw:layer="backgroundobjects" svg:width="5.917cm" svg:height="1.314cm" svg:x="1.27cm" svg:y="17.354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6" draw:layer="backgroundobjects" svg:width="5.917cm" svg:height="1.314cm" svg:x="18.211cm" svg:y="17.354cm" presentation:class="page-number">
        <draw:text-box>
          <text:p text:style-name="MP6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2" draw:text-style-name="MP4" draw:layer="backgroundobjects" svg:width="8.558cm" svg:height="1.421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" draw:text-style-name="MP6" draw:layer="backgroundobjects" svg:width="8.558cm" svg:height="1.421cm" svg:x="11.16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4" draw:layer="backgroundobjects" svg:width="8.558cm" svg:height="1.421cm" svg:x="0cm" svg:y="27.008cm" presentation:class="footer">
          <draw:text-box>
            <text:p text:style-name="MP4"><text:span text:style-name="MT1"><presentation:footer/></text:span></text:p>
          </draw:text-box>
        </draw:frame>
        <draw:frame presentation:style-name="Mpr3" draw:text-style-name="MP6" draw:layer="backgroundobjects" svg:width="8.558cm" svg:height="1.421cm" svg:x="11.161cm" svg:y="27.008cm" presentation:class="page-number">
          <draw:text-box>
            <text:p text:style-name="MP6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title>Perl Programming Course</dc:title>
    <meta:initial-creator>Красимир Беров</meta:initial-creator>
    <meta:creation-date>2008-01-19T20:27:11</meta:creation-date>
    <dc:date>2014-06-13T19:54:17.379738387</dc:date>
    <meta:editing-cycles>338</meta:editing-cycles>
    <meta:editing-duration>P1DT8H46M32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